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5.0222in" style:rel-column-width="43886*"/>
    </style:style>
    <style:style style:name="Table1.B" style:family="table-column">
      <style:table-column-properties style:column-width="2.4778in" style:rel-column-width="21649*"/>
    </style:style>
    <style:style style:name="Table1.1" style:family="table-row">
      <style:table-row-properties style:min-row-height="0.4403in"/>
    </style:style>
    <style:style style:name="P1" style:family="paragraph" style:parent-style-name="Standard">
      <style:paragraph-properties fo:line-height="90%"/>
      <style:text-properties fo:font-size="10pt" style:font-size-asian="10pt" style:font-size-complex="10pt"/>
    </style:style>
    <style:style style:name="P2" style:family="paragraph" style:parent-style-name="Standard">
      <style:paragraph-properties fo:line-height="90%" fo:text-align="end" style:justify-single-word="false"/>
      <style:text-properties fo:font-size="10pt" style:font-size-asian="10pt" style:font-size-complex="10pt"/>
    </style:style>
    <style:style style:name="P3" style:family="paragraph" style:parent-style-name="Standard">
      <style:paragraph-properties fo:line-height="90%"/>
      <style:text-properties fo:font-size="10pt" fo:font-weight="bold" style:font-size-asian="10pt" style:font-weight-asian="bold" style:font-size-complex="10pt" style:font-weight-complex="bold"/>
    </style:style>
    <style:style style:name="P4" style:family="paragraph" style:parent-style-name="Standard">
      <style:paragraph-properties fo:line-height="90%" fo:text-align="start" style:justify-single-word="false"/>
      <style:text-properties style:font-name="DejaVu Sans Condensed" fo:font-size="14pt" fo:font-weight="bold" style:font-size-asian="14pt" style:font-weight-asian="bold" style:font-size-complex="14pt" style:font-weight-complex="bold"/>
    </style:style>
    <style:style style:name="P5" style:family="paragraph" style:parent-style-name="Standard">
      <style:paragraph-properties fo:line-height="90%"/>
      <style:text-properties fo:font-variant="small-caps" fo:font-size="12pt" style:font-size-asian="12pt" style:font-size-complex="12pt"/>
    </style:style>
    <style:style style:name="P6" style:family="paragraph" style:parent-style-name="Standard">
      <style:paragraph-properties fo:line-height="90%" fo:text-align="start" style:justify-single-word="false"/>
      <style:text-properties fo:font-variant="small-caps" fo:font-size="12pt" style:font-size-asian="12pt" style:font-size-complex="12pt"/>
    </style:style>
    <style:style style:name="P7" style:family="paragraph" style:parent-style-name="Standard">
      <style:paragraph-properties fo:line-height="90%"/>
      <style:text-properties fo:font-variant="small-caps" fo:font-size="10pt" style:font-size-asian="10pt" style:font-size-complex="10pt"/>
    </style:style>
    <style:style style:name="P8" style:family="paragraph" style:parent-style-name="Standard">
      <style:paragraph-properties fo:line-height="90%"/>
      <style:text-properties fo:font-size="10pt" style:font-size-asian="10pt" style:font-size-complex="10pt"/>
    </style:style>
    <style:style style:name="P9" style:family="paragraph" style:parent-style-name="Standard" style:list-style-name="L1">
      <style:paragraph-properties fo:line-height="90%"/>
      <style:text-properties fo:font-size="10pt" style:font-size-asian="10pt" style:font-size-complex="10pt"/>
    </style:style>
    <style:style style:name="P10" style:family="paragraph" style:parent-style-name="Standard">
      <style:paragraph-properties fo:line-height="90%" fo:text-align="start" style:justify-single-word="false"/>
      <style:text-properties fo:font-size="10pt" style:font-size-asian="10pt" style:font-size-complex="10pt"/>
    </style:style>
    <style:style style:name="P11" style:family="paragraph" style:parent-style-name="Standard" style:list-style-name="L1">
      <style:paragraph-properties fo:line-height="90%"/>
      <style:text-properties fo:font-size="10pt" style:font-size-asian="10pt" style:font-size-complex="10pt"/>
    </style:style>
    <style:style style:name="P12" style:family="paragraph" style:parent-style-name="Standard">
      <style:paragraph-properties fo:line-height="90%"/>
      <style:text-properties fo:font-size="12pt" style:font-size-asian="12pt" style:font-size-complex="12pt"/>
    </style:style>
    <style:style style:name="T1" style:family="text">
      <style:text-properties style:font-name="DejaVu Sans Condensed"/>
    </style:style>
    <style:style style:name="T2" style:family="text">
      <style:text-properties style:font-name="DejaVu Sans Condensed" fo:font-weight="bold" style:font-weight-asian="bold" style:font-weight-complex="bold"/>
    </style:style>
    <style:style style:name="T3" style:family="text">
      <style:text-properties style:font-name="Mallige"/>
    </style:style>
    <style:style style:name="T4" style:family="text">
      <style:text-properties style:font-name="Mallig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ize="12pt" style:font-size-asian="12pt" style:font-size-complex="12pt"/>
    </style:style>
    <style:style style:name="T8" style:family="text">
      <style:text-properties style:font-name="Ouhod-Bold"/>
    </style:style>
    <style:style style:name="T9" style:family="text">
      <style:text-properties fo:font-size="10pt" style:font-size-asian="10pt" style:font-size-complex="10pt"/>
    </style:style>
    <style:style style:name="T10" style:family="text">
      <style:text-properties fo:font-variant="small-caps"/>
    </style:style>
    <style:style style:name="T11" style:family="text">
      <style:text-properties fo:font-variant="small-caps" fo:font-size="10pt" style:font-size-asian="10pt" style:font-size-complex="10pt"/>
    </style:style>
    <text:list-style style:name="L1">
      <text:list-level-style-bullet text:level="1" text:style-name="Bullet_20_Symbols" style:num-suffix="." text:bullet-char="•">
        <style:list-level-properties text:space-before="0.75in" text:min-label-width="0.25in"/>
        <style:text-properties style:font-name="StarSymbol1"/>
      </text:list-level-style-bullet>
      <text:list-level-style-bullet text:level="2" text:style-name="Bullet_20_Symbols" style:num-suffix="." text:bullet-char="•">
        <style:list-level-properties text:space-before="1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5in" text:min-label-width="0.25in"/>
        <style:text-properties style:font-name="StarSymbol1"/>
      </text:list-level-style-bullet>
      <text:list-level-style-bullet text:level="5" text:style-name="Bullet_20_Symbols" style:num-suffix="." text:bullet-char="•">
        <style:list-level-properties text:space-before="1.75in" text:min-label-width="0.25in"/>
        <style:text-properties style:font-name="StarSymbol1"/>
      </text:list-level-style-bullet>
      <text:list-level-style-bullet text:level="6" text:style-name="Bullet_20_Symbols" style:num-suffix="." text:bullet-char="•">
        <style:list-level-properties text:space-before="2in" text:min-label-width="0.25in"/>
        <style:text-properties style:font-name="StarSymbol1"/>
      </text:list-level-style-bullet>
      <text:list-level-style-bullet text:level="7" text:style-name="Bullet_20_Symbols" style:num-suffix="." text:bullet-char="•">
        <style:list-level-properties text:space-before="2.25in" text:min-label-width="0.25in"/>
        <style:text-properties style:font-name="StarSymbol1"/>
      </text:list-level-style-bullet>
      <text:list-level-style-bullet text:level="8" text:style-name="Bullet_20_Symbols" style:num-suffix="." text:bullet-char="•">
        <style:list-level-properties text:space-before="2.5in" text:min-label-width="0.25in"/>
        <style:text-properties style:font-name="StarSymbol1"/>
      </text:list-level-style-bullet>
      <text:list-level-style-bullet text:level="9" text:style-name="Bullet_20_Symbols" style:num-suffix="." text:bullet-char="•">
        <style:list-level-properties text:space-before="2.75in" text:min-label-width="0.25in"/>
        <style:text-properties style:font-name="StarSymbol1"/>
      </text:list-level-style-bullet>
      <text:list-level-style-bullet text:level="10" text:style-name="Bullet_20_Symbols" style:num-suffix="." text:bullet-char="•">
        <style:list-level-properties text:space-before="3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office:value-type="string">
            <text:p text:style-name="P4">Joshua Mandel &lt;jmandel@alum.mit.edu&gt;</text:p>
          </table:table-cell>
          <table:table-cell office:value-type="string">
            <text:p text:style-name="P2">47 Tremont Street</text:p>
            <text:p text:style-name="P2">First Floor </text:p>
            <text:p text:style-name="P2">Cambridge, MA 02139</text:p>
            <text:p text:style-name="P2">(617) 894-1015</text:p>
          </table:table-cell>
        </table:table-row>
      </table:table>
      <text:p text:style-name="P6">Education</text:p>
      <text:p text:style-name="P1"><text:span text:style-name="T2">Tufts University School of Medicine</text:span><text:span text:style-name="T3"> </text:span><text:s text:c="2"/><text:span text:style-name="T5"><text:s/>2006 – Present, <text:s/>Boston, MA. <text:s/></text:span><text:span text:style-name="T6">M.D. Candidate, class of 2010.</text:span></text:p>
      <text:p text:style-name="P1"><text:span text:style-name="T2">Massachusetts Institute of Technology</text:span><text:span text:style-name="T1"> <text:s text:c="3"/></text:span><text:span text:style-name="T5">2001 – 2005, Cambridge, MA</text:span></text:p>
      <text:p text:style-name="P1"><text:span text:style-name="T6">Bachelor's Degree in Computer Science and Electrical Engineering. </text:span><text:s/>Courses include Artificial Intelligence, Algorithms, <text:s/>Microcontroller Project Laboratory, Computational Neuroscience, Quantitative Physiology, Genetics in Medicine, Biochemistry, Biotechnology and Engineering. <text:s/>Served as President and Treasurer of MIT French House.</text:p>
      <text:list text:style-name="L1">
        <text:list-item>
          <text:p text:style-name="P9">Cumulative GPA 4.9/5.0</text:p>
        </text:list-item>
        <text:list-item>
          <text:p text:style-name="P9">In-major GPA 5.0/5.0 </text:p>
        </text:list-item>
      </text:list>
      <text:p text:style-name="P1"/>
      <text:p text:style-name="P1"><text:span text:style-name="T2">The Hotchkiss School </text:span><text:span text:style-name="T4"><text:s/></text:span><text:span text:style-name="T5"><text:s text:c="2"/>1998 – 2001, Lakeville, CT<text:line-break/></text:span>Rank: 1/166. <text:s/>Awarded prizes in English, French, History, Mathematics and Science. <text:s/>Performed in Shakespearean theater. <text:s/>Leader of campus Hillel. <text:s/>Taught computer skills to elderly.</text:p>
      <text:p text:style-name="P1"/>
      <text:p text:style-name="P7"><text:span text:style-name="T7">Experience</text:span><text:tab/></text:p>
      <text:p text:style-name="P3"><text:span text:style-name="T1">Codon Devices</text:span> <text:s text:c="3"/>July 2005 – July 2006, Summer 2007 Cambridge, MA</text:p>
      <text:p text:style-name="P1"><text:span text:style-name="T6">Engineer. <text:s/></text:span>Collaborated to develop factory production environment for DNA synthesis of hundreds of genes per month. <text:s/>Co-designed laboratory information management system and automation platform using liquid-handling robots to support DNA production. <text:s/>Supported development of novel DNA synthesis protocols and automated analysis of DNA sequencing data.</text:p>
      <text:p text:style-name="P1"/>
      <text:p text:style-name="P1"><text:span text:style-name="T2">George Church Laboratory, Harvard Medical School </text:span><text:span text:style-name="T8"><text:s/></text:span><text:s text:c="2"/><text:span text:style-name="T5">Summer 2004, Cambridge, MA</text:span></text:p>
      <text:p text:style-name="P1"><text:span text:style-name="T6">Undergraduate Researcher. <text:s/></text:span>Developed and tested techniques to process data from gene array experiments in mice. <text:s/>Used machine learning tools to classify large sets of data and identify interesting biological patterns.</text:p>
      <text:p text:style-name="P1"/>
      <text:p text:style-name="P1"><text:span text:style-name="T2">MIT Library Access to Music Project</text:span><text:span text:style-name="T8"> </text:span><text:s text:c="3"/><text:span text:style-name="T5">2001 – <text:s/>Present, Cambridge, MA</text:span></text:p>
      <text:p text:style-name="P1"><text:span text:style-name="T6">Co-founder. <text:s/></text:span>Co-designed and implemented world’s first on-demand campus cable TV music service, providing students with free access to licensed broadcasts of popular and classical music. <text:s/>Collaborated to build cable television broadcast system capable of controlling and serving 16 channels of audio and video to MIT community of 10,000. Featured in New York Times, USA Today, Associated Press, NPR.</text:p>
      <text:p text:style-name="P1"/>
      <text:p text:style-name="P1"><text:span text:style-name="T2">Freelance Website Development </text:span><text:s text:c="2"/><text:span text:style-name="T5"><text:s/>1998 – <text:s/>Present, Cambridge, MA</text:span></text:p>
      <text:p text:style-name="P1"><text:span text:style-name="T6">Designer and Developer. <text:s/></text:span>Designed and developed web sites for clients including antique flatware dealer, attorney and business consultant. Built tools to simplify content management.</text:p>
      <text:p text:style-name="P1"/>
      <text:p text:style-name="P1"><text:span text:style-name="T2">LifeHarbor Investment</text:span><text:span text:style-name="T8"> </text:span><text:s text:c="3"/><text:span text:style-name="T5">Summer 2003, Cambridge, MA</text:span></text:p>
      <text:p text:style-name="P1"><text:span text:style-name="T6">Product Development Intern. <text:s/></text:span>As member of four-person team, built and tested new Fixed Income module for Portfolio Management software. <text:s/>Speeded software development by designing and teaching teammates to use new user-interface description language.</text:p>
      <text:p text:style-name="P1"/>
      <text:p text:style-name="P1"><text:span text:style-name="T2">MIT Artificial Ingelligence Laboratory</text:span><text:span text:style-name="T8"> </text:span><text:s text:c="3"/><text:span text:style-name="T5">Summer 2002, Cambridge, MA</text:span></text:p>
      <text:p text:style-name="P1"><text:span text:style-name="T6">Undergraduate Researcher. <text:s/></text:span>Wrote application that enables specification and manipulation of joint angles in 3D human figure drawings. <text:s/>Implemented published algorithm to detect and identify human skin in digital images.</text:p>
      <text:p text:style-name="P1"/>
      <text:p text:style-name="P5">Technical Skills </text:p>
      <text:p text:style-name="P12"><text:span text:style-name="T9">Strong programming skills with experience in C, C++, C#, Java, Perl, Python, Scheme, and Matlab. <text:s/>Database design and management in MySQL and Oracle. <text:s/>Web design in HTML, CSS, AJAX, XML, XSLT. <text:s/>Proficient with Windows, Mac OS, UNIX/Linux.</text:span></text:p>
      <text:p text:style-name="P12"><text:span text:style-name="T11"/></text:p>
      <text:p text:style-name="P12"><text:span text:style-name="T10">Additional Interests</text:span></text:p>
      <text:p text:style-name="P1">Baking, collecting fountain pens, travel, reciting and writing poetry. <text:s/>Fluent in Fre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Josh Mandel</meta:initial-creator>
    <meta:creation-date>2007-03-24T09:07:21</meta:creation-date>
    <dc:date>2007-09-19T03:11:14</dc:date>
    <dc:language>en-US</dc:language>
    <meta:editing-cycles>10</meta:editing-cycles>
    <meta:editing-duration>PT38M16S</meta:editing-duration>
    <meta:user-defined meta:name="Info 1"/>
    <meta:user-defined meta:name="Info 2"/>
    <meta:user-defined meta:name="Info 3"/>
    <meta:user-defined meta:name="Info 4"/>
    <meta:document-statistic meta:table-count="1" meta:image-count="0" meta:object-count="0" meta:page-count="1" meta:paragraph-count="29" meta:word-count="447" meta:character-count="3267"/>
  </office:meta>
</office:document-meta>
</file>